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8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3.944cm"/>
    </style:style>
    <style:style style:name="co6" style:family="table-column">
      <style:table-column-properties fo:break-before="auto" style:column-width="2.746cm"/>
    </style:style>
    <style:style style:name="co7" style:family="table-column">
      <style:table-column-properties fo:break-before="auto" style:column-width="4.246cm"/>
    </style:style>
    <style:style style:name="co8" style:family="table-column">
      <style:table-column-properties fo:break-before="auto" style:column-width="2.835cm"/>
    </style:style>
    <style:style style:name="co9" style:family="table-column">
      <style:table-column-properties fo:break-before="auto" style:column-width="4.38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999999" fo:font-style="normal" style:font-style-asian="normal" style:font-style-complex="normal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tyle="normal" style:font-style-asian="normal" style:font-style-complex="normal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9" style:family="table-cell" style:parent-style-name="Default" style:data-style-name="N1">
      <style:text-properties fo:color="#999999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">
      <style:text-properties fo:color="#b2b2b2"/>
    </style:style>
    <style:style style:name="ce13" style:family="table-cell" style:parent-style-name="Default" style:data-style-name="N2">
      <style:text-properties fo:color="#999999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number-columns-repeated="1012" table:default-cell-style-name="Default"/>
        <table:table-row table:style-name="ro1">
          <table:table-cell office:value-type="string">
            <text:p>Wave: W2, Outcome: covidHospOrDeath</text:p>
          </table:table-cell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1" office:value-type="string">
            <text:p>N</text:p>
          </table:table-cell>
          <table:table-cell table:style-name="ce5" office:value-type="string">
            <text:p>%</text:p>
          </table:table-cell>
          <table:table-cell table:style-name="ce1" office:value-type="string">
            <text:p>Events</text:p>
          </table:table-cell>
          <table:table-cell table:style-name="ce1" office:value-type="string">
            <text:p>Person days follow up</text:p>
          </table:table-cell>
          <table:table-cell table:style-name="ce1" office:value-type="string">
            <text:p>Person years follow up</text:p>
          </table:table-cell>
          <table:table-cell table:style-name="ce1" office:value-type="string">
            <text:p>Rate (per 100 000 person years)</text:p>
          </table:table-cell>
          <table:table-cell table:style-name="ce1" office:value-type="string">
            <text:p>Crude</text:p>
          </table:table-cell>
          <table:table-cell table:style-name="ce1" office:value-type="string">
            <text:p>Age adjusted</text:p>
          </table:table-cell>
          <table:table-cell table:style-name="ce1" office:value-type="string">
            <text:p>MV adjusted</text:p>
          </table:table-cell>
          <table:table-cell table:style-name="ce1" office:value-type="string">
            <text:p>MV adjusted incl HH size</text:p>
          </table:table-cell>
          <table:table-cell table:style-name="ce1" table:number-columns-repeated="1012"/>
        </table:table-row>
        <table:table-row table:style-name="ro1">
          <table:table-cell office:value-type="string">
            <text:p>Ethnicity: White</text:p>
          </table:table-cell>
          <table:table-cell table:style-name="ce2" office:value-type="string">
            <text:p>Total 67+ year olds</text:p>
          </table:table-cell>
          <table:table-cell table:style-name="ce2" table:formula="of:=SUM([.C4:.C11])" office:value-type="float" office:value="2760186">
            <text:p>2760186</text:p>
          </table:table-cell>
          <table:table-cell table:style-name="ce6" office:value-type="float" office:value="100">
            <text:p>100</text:p>
          </table:table-cell>
          <table:table-cell table:style-name="ce2" table:formula="of:=SUM([.E4:.E11])" office:value-type="float" office:value="31532">
            <text:p>31532</text:p>
          </table:table-cell>
          <table:table-cell/>
          <table:table-cell table:style-name="ce9" table:formula="of:=SUM([.G4:.G11])" office:value-type="float" office:value="1137375.5523614">
            <text:p>1137376</text:p>
          </table:table-cell>
          <table:table-cell table:style-name="ce13" table:formula="of:=([.E3]/[.G3])*100000" office:value-type="float" office:value="2772.34726335852">
            <text:p>2772.35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Only 67+</text:p>
          </table:table-cell>
          <table:table-cell office:value-type="float" office:value="1898999">
            <text:p>1898999</text:p>
          </table:table-cell>
          <table:table-cell table:style-name="ce7" table:formula="of:=([.C4]/[.C$3])*100" office:value-type="float" office:value="68.7996750943596">
            <text:p>69</text:p>
          </table:table-cell>
          <table:table-cell office:value-type="float" office:value="22767">
            <text:p>22767</text:p>
          </table:table-cell>
          <table:table-cell office:value-type="string">
            <text:p>2.856e+08</text:p>
          </table:table-cell>
          <table:table-cell office:value-type="float" office:value="782102">
            <text:p>782102</text:p>
          </table:table-cell>
          <table:table-cell office:value-type="float" office:value="2911.45">
            <text:p>2911.45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0-17 &amp; 67+</text:p>
          </table:table-cell>
          <table:table-cell office:value-type="float" office:value="5080">
            <text:p>5080</text:p>
          </table:table-cell>
          <table:table-cell table:style-name="ce7" table:formula="of:=([.C5]/[.C$3])*100" office:value-type="float" office:value="0.18404556794361">
            <text:p>0</text:p>
          </table:table-cell>
          <table:table-cell office:value-type="float" office:value="52">
            <text:p>52</text:p>
          </table:table-cell>
          <table:table-cell office:value-type="float" office:value="767202">
            <text:p>767202</text:p>
          </table:table-cell>
          <table:table-cell table:style-name="ce10" table:formula="of:=[.F5]/365.25" office:value-type="float" office:value="2100.48459958932">
            <text:p>2100</text:p>
          </table:table-cell>
          <table:table-cell office:value-type="float" office:value="2475.62">
            <text:p>2475.62</text:p>
          </table:table-cell>
          <table:table-cell office:value-type="string">
            <text:p>0.83 (0.63-1.09)</text:p>
          </table:table-cell>
          <table:table-cell office:value-type="string">
            <text:p>1.24 (0.94-1.63)</text:p>
          </table:table-cell>
          <table:table-cell office:value-type="string">
            <text:p>1.16 (0.88-1.53)</text:p>
          </table:table-cell>
          <table:table-cell office:value-type="string">
            <text:p>1.08 (0.82-1.42)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18-29 &amp; 67+</text:p>
          </table:table-cell>
          <table:table-cell office:value-type="float" office:value="24040">
            <text:p>24040</text:p>
          </table:table-cell>
          <table:table-cell table:style-name="ce7" table:formula="of:=([.C6]/[.C$3])*100" office:value-type="float" office:value="0.870955797906373">
            <text:p>1</text:p>
          </table:table-cell>
          <table:table-cell office:value-type="float" office:value="268">
            <text:p>268</text:p>
          </table:table-cell>
          <table:table-cell office:value-type="float" office:value="3622250">
            <text:p>3622250</text:p>
          </table:table-cell>
          <table:table-cell table:style-name="ce10" table:formula="of:=[.F6]/365.25" office:value-type="float" office:value="9917.18001368925">
            <text:p>9917</text:p>
          </table:table-cell>
          <table:table-cell office:value-type="float" office:value="2702.38">
            <text:p>2702.38</text:p>
          </table:table-cell>
          <table:table-cell office:value-type="string">
            <text:p>0.89 (0.78-1.00)</text:p>
          </table:table-cell>
          <table:table-cell office:value-type="string">
            <text:p>1.25 (1.10-1.42)</text:p>
          </table:table-cell>
          <table:table-cell office:value-type="string">
            <text:p>1.15 (1.01-1.30)</text:p>
          </table:table-cell>
          <table:table-cell office:value-type="string">
            <text:p>1.08 (0.95-1.23)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30-66 &amp; 67+</text:p>
          </table:table-cell>
          <table:table-cell office:value-type="float" office:value="434338">
            <text:p>434338</text:p>
          </table:table-cell>
          <table:table-cell table:style-name="ce7" table:formula="of:=([.C7]/[.C$3])*100" office:value-type="float" office:value="15.7358236002936">
            <text:p>16</text:p>
          </table:table-cell>
          <table:table-cell office:value-type="float" office:value="4305">
            <text:p>4305</text:p>
          </table:table-cell>
          <table:table-cell office:value-type="float" office:value="65458200">
            <text:p>65458200</text:p>
          </table:table-cell>
          <table:table-cell table:style-name="ce10" table:formula="of:=[.F7]/365.25" office:value-type="float" office:value="179214.784394251">
            <text:p>179215</text:p>
          </table:table-cell>
          <table:table-cell office:value-type="float" office:value="2402.15">
            <text:p>2402.15</text:p>
          </table:table-cell>
          <table:table-cell office:value-type="string">
            <text:p>0.80 (0.78-0.83)</text:p>
          </table:table-cell>
          <table:table-cell office:value-type="string">
            <text:p>1.08 (1.05-1.12)</text:p>
          </table:table-cell>
          <table:table-cell office:value-type="string">
            <text:p>1.03 (0.99-1.06)</text:p>
          </table:table-cell>
          <table:table-cell office:value-type="string">
            <text:p>0.97 (0.93-1.01)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0-17, 18-29 &amp; 67+</text:p>
          </table:table-cell>
          <table:table-cell office:value-type="float" office:value="2019">
            <text:p>2019</text:p>
          </table:table-cell>
          <table:table-cell table:style-name="ce7" table:formula="of:=([.C8]/[.C$3])*100" office:value-type="float" office:value="0.0731472444248322">
            <text:p>0</text:p>
          </table:table-cell>
          <table:table-cell office:value-type="float" office:value="27">
            <text:p>27</text:p>
          </table:table-cell>
          <table:table-cell office:value-type="float" office:value="303805">
            <text:p>303805</text:p>
          </table:table-cell>
          <table:table-cell table:style-name="ce10" table:formula="of:=[.F8]/365.25" office:value-type="float" office:value="831.772758384668">
            <text:p>832</text:p>
          </table:table-cell>
          <table:table-cell office:value-type="float" office:value="3246.08">
            <text:p>3246.08</text:p>
          </table:table-cell>
          <table:table-cell office:value-type="string">
            <text:p>1.02 (0.70-1.48)</text:p>
          </table:table-cell>
          <table:table-cell office:value-type="string">
            <text:p>1.55 (1.06-2.26)</text:p>
          </table:table-cell>
          <table:table-cell office:value-type="string">
            <text:p>1.37 (0.94-2.01)</text:p>
          </table:table-cell>
          <table:table-cell office:value-type="string">
            <text:p>1.18 (0.80-1.73)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0-17, 30-66 &amp; 67+</text:p>
          </table:table-cell>
          <table:table-cell office:value-type="float" office:value="35867">
            <text:p>35867</text:p>
          </table:table-cell>
          <table:table-cell table:style-name="ce7" table:formula="of:=([.C9]/[.C$3])*100" office:value-type="float" office:value="1.2994414144554">
            <text:p>1</text:p>
          </table:table-cell>
          <table:table-cell office:value-type="float" office:value="315">
            <text:p>315</text:p>
          </table:table-cell>
          <table:table-cell office:value-type="float" office:value="5415557">
            <text:p>5415557</text:p>
          </table:table-cell>
          <table:table-cell table:style-name="ce10" table:formula="of:=[.F9]/365.25" office:value-type="float" office:value="14826.9869952088">
            <text:p>14827</text:p>
          </table:table-cell>
          <table:table-cell office:value-type="float" office:value="2124.5">
            <text:p>2124.5</text:p>
          </table:table-cell>
          <table:table-cell office:value-type="string">
            <text:p>0.71 (0.64-0.80)</text:p>
          </table:table-cell>
          <table:table-cell office:value-type="string">
            <text:p>1.06 (0.94-1.18)</text:p>
          </table:table-cell>
          <table:table-cell office:value-type="string">
            <text:p>1.03 (0.92-1.16)</text:p>
          </table:table-cell>
          <table:table-cell office:value-type="string">
            <text:p>0.80 (0.69-0.92)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18-29, 30-66 &amp; 67+</text:p>
          </table:table-cell>
          <table:table-cell office:value-type="float" office:value="42401">
            <text:p>42401</text:p>
          </table:table-cell>
          <table:table-cell table:style-name="ce7" table:formula="of:=([.C10]/[.C$3])*100" office:value-type="float" office:value="1.53616459180649">
            <text:p>2</text:p>
          </table:table-cell>
          <table:table-cell office:value-type="float" office:value="444">
            <text:p>444</text:p>
          </table:table-cell>
          <table:table-cell office:value-type="float" office:value="6389723">
            <text:p>6389723</text:p>
          </table:table-cell>
          <table:table-cell table:style-name="ce10" table:formula="of:=[.F10]/365.25" office:value-type="float" office:value="17494.1081451061">
            <text:p>17494</text:p>
          </table:table-cell>
          <table:table-cell office:value-type="float" office:value="2538">
            <text:p>2538</text:p>
          </table:table-cell>
          <table:table-cell office:value-type="string">
            <text:p>0.84 (0.76-0.92)</text:p>
          </table:table-cell>
          <table:table-cell office:value-type="string">
            <text:p>1.14 (1.04-1.26)</text:p>
          </table:table-cell>
          <table:table-cell office:value-type="string">
            <text:p>1.06 (0.97-1.17)</text:p>
          </table:table-cell>
          <table:table-cell office:value-type="string">
            <text:p>0.89 (0.80-1.00)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0-17, 18-29, 30-66 &amp; 67+</text:p>
          </table:table-cell>
          <table:table-cell office:value-type="float" office:value="317442">
            <text:p>317442</text:p>
          </table:table-cell>
          <table:table-cell table:style-name="ce7" table:formula="of:=([.C11]/[.C$3])*100" office:value-type="float" office:value="11.5007466888101">
            <text:p>12</text:p>
          </table:table-cell>
          <table:table-cell office:value-type="float" office:value="3354">
            <text:p>3354</text:p>
          </table:table-cell>
          <table:table-cell office:value-type="float" office:value="47806928">
            <text:p>47806928</text:p>
          </table:table-cell>
          <table:table-cell table:style-name="ce10" table:formula="of:=[.F11]/365.25" office:value-type="float" office:value="130888.235455168">
            <text:p>130888</text:p>
          </table:table-cell>
          <table:table-cell office:value-type="float" office:value="2562.49">
            <text:p>2562.49</text:p>
          </table:table-cell>
          <table:table-cell office:value-type="string">
            <text:p>0.88 (0.86-0.90)</text:p>
          </table:table-cell>
          <table:table-cell office:value-type="string">
            <text:p>0.98 (0.95-1.01)</text:p>
          </table:table-cell>
          <table:table-cell office:value-type="string">
            <text:p>0.98 (0.95-1.00)</text:p>
          </table:table-cell>
          <table:table-cell office:value-type="string">
            <text:p>0.86 (0.71-1.05)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7"/>
          <table:table-cell table:number-columns-repeated="2"/>
          <table:table-cell table:style-name="ce10"/>
          <table:table-cell table:number-columns-repeated="1017"/>
        </table:table-row>
        <table:table-row table:style-name="ro1">
          <table:table-cell office:value-type="string">
            <text:p>Broad categories:</text:p>
          </table:table-cell>
          <table:table-cell table:style-name="ce2" office:value-type="string">
            <text:p>Total 67+ year olds</text:p>
          </table:table-cell>
          <table:table-cell table:style-name="ce2" table:formula="of:=SUM([.C14:.C16])" office:value-type="float" office:value="2760186">
            <text:p>2760186</text:p>
          </table:table-cell>
          <table:table-cell table:style-name="ce8" office:value-type="float" office:value="100">
            <text:p>100</text:p>
          </table:table-cell>
          <table:table-cell table:style-name="ce3" table:formula="of:=SUM([.E14:.E16])" office:value-type="float" office:value="31532">
            <text:p>31532</text:p>
          </table:table-cell>
          <table:table-cell/>
          <table:table-cell table:style-name="ce9" table:formula="of:=SUM([.G14:.G16])" office:value-type="float" office:value="1137375.57152635">
            <text:p>1137376</text:p>
          </table:table-cell>
          <table:table-cell table:style-name="ce13" table:formula="of:=([.E13]/[.G13])*100000" office:value-type="float" office:value="2772.34721664403">
            <text:p>2772.35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Only 67+</text:p>
          </table:table-cell>
          <table:table-cell office:value-type="float" office:value="1898999">
            <text:p>1898999</text:p>
          </table:table-cell>
          <table:table-cell table:style-name="ce7" table:formula="of:=([.C14]/[.C$3])*100" office:value-type="float" office:value="68.7996750943596">
            <text:p>69</text:p>
          </table:table-cell>
          <table:table-cell office:value-type="float" office:value="22767">
            <text:p>22767</text:p>
          </table:table-cell>
          <table:table-cell office:value-type="string">
            <text:p>2.856e+08</text:p>
          </table:table-cell>
          <table:table-cell office:value-type="float" office:value="782102">
            <text:p>782102</text:p>
          </table:table-cell>
          <table:table-cell office:value-type="float" office:value="2911.45">
            <text:p>2911.45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67+ &amp; 1 other gen</text:p>
          </table:table-cell>
          <table:table-cell office:value-type="float" office:value="463458">
            <text:p>463458</text:p>
          </table:table-cell>
          <table:table-cell table:style-name="ce7" table:formula="of:=([.C15]/[.C$3])*100" office:value-type="float" office:value="16.7908249661436">
            <text:p>17</text:p>
          </table:table-cell>
          <table:table-cell office:value-type="float" office:value="4625">
            <text:p>4625</text:p>
          </table:table-cell>
          <table:table-cell office:value-type="float" office:value="69847656">
            <text:p>69847656</text:p>
          </table:table-cell>
          <table:table-cell table:style-name="ce10" table:formula="of:=[.F15]/365.25" office:value-type="float" office:value="191232.459958932">
            <text:p>191232</text:p>
          </table:table-cell>
          <table:table-cell office:value-type="float" office:value="2418.52">
            <text:p>2418.52</text:p>
          </table:table-cell>
          <table:table-cell office:value-type="string">
            <text:p>0.81 (0.78-0.83)</text:p>
          </table:table-cell>
          <table:table-cell office:value-type="string">
            <text:p>1.09 (1.06-1.13)</text:p>
          </table:table-cell>
          <table:table-cell office:value-type="string">
            <text:p>1.03 (1.00-1.07)</text:p>
          </table:table-cell>
          <table:table-cell office:value-type="string">
            <text:p>0.97 (0.93-1.02)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67+ &amp; &gt;1 other gen</text:p>
          </table:table-cell>
          <table:table-cell office:value-type="float" office:value="397729">
            <text:p>397729</text:p>
          </table:table-cell>
          <table:table-cell table:style-name="ce7" table:formula="of:=([.C16]/[.C$3])*100" office:value-type="float" office:value="14.4094999394968">
            <text:p>14</text:p>
          </table:table-cell>
          <table:table-cell office:value-type="float" office:value="4140">
            <text:p>4140</text:p>
          </table:table-cell>
          <table:table-cell office:value-type="float" office:value="59916016">
            <text:p>59916016</text:p>
          </table:table-cell>
          <table:table-cell table:style-name="ce10" table:formula="of:=[.F16]/365.25" office:value-type="float" office:value="164041.11156742">
            <text:p>164041</text:p>
          </table:table-cell>
          <table:table-cell office:value-type="float" office:value="2523.76">
            <text:p>2523.76</text:p>
          </table:table-cell>
          <table:table-cell office:value-type="string">
            <text:p>0.86 (0.83-0.89)</text:p>
          </table:table-cell>
          <table:table-cell office:value-type="string">
            <text:p>1.00 (0.94-1.06)</text:p>
          </table:table-cell>
          <table:table-cell office:value-type="string">
            <text:p>0.99 (0.95-1.04)</text:p>
          </table:table-cell>
          <table:table-cell office:value-type="string">
            <text:p>0.86 (0.78-0.95)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thnicity: South Asian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Total 67+ year olds</text:p>
          </table:table-cell>
          <table:table-cell table:style-name="ce2" table:formula="of:=SUM([.C20:.C27])" office:value-type="float" office:value="99387">
            <text:p>99387</text:p>
          </table:table-cell>
          <table:table-cell table:style-name="ce6" office:value-type="float" office:value="100">
            <text:p>100</text:p>
          </table:table-cell>
          <table:table-cell table:style-name="ce2" table:formula="of:=SUM([.E20:.E27])" office:value-type="float" office:value="2308">
            <text:p>2308</text:p>
          </table:table-cell>
          <table:table-cell/>
          <table:table-cell table:style-name="ce9" table:formula="of:=SUM([.G20:.G27])" office:value-type="float" office:value="40679.3127994524">
            <text:p>40679</text:p>
          </table:table-cell>
          <table:table-cell table:style-name="ce13" table:formula="of:=([.E19]/[.G19])*100000" office:value-type="float" office:value="5673.64549981058">
            <text:p>5673.65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Only 67+</text:p>
          </table:table-cell>
          <table:table-cell office:value-type="float" office:value="30305">
            <text:p>30305</text:p>
          </table:table-cell>
          <table:table-cell table:style-name="ce7" table:formula="of:=([.C20]/[.C$19])*100" office:value-type="float" office:value="30.4919154416574">
            <text:p>30</text:p>
          </table:table-cell>
          <table:table-cell office:value-type="float" office:value="614">
            <text:p>614</text:p>
          </table:table-cell>
          <table:table-cell office:value-type="float" office:value="4551289">
            <text:p>4551289</text:p>
          </table:table-cell>
          <table:table-cell table:style-name="ce10" table:formula="of:=[.F20]/365.25" office:value-type="float" office:value="12460.7501711157">
            <text:p>12461</text:p>
          </table:table-cell>
          <table:table-cell office:value-type="float" office:value="4927.47">
            <text:p>4927.47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0-17 &amp; 67+</text:p>
          </table:table-cell>
          <table:table-cell office:value-type="float" office:value="610">
            <text:p>610</text:p>
          </table:table-cell>
          <table:table-cell table:style-name="ce7" table:formula="of:=([.C21]/[.C$19])*100" office:value-type="float" office:value="0.613762363286949">
            <text:p>1</text:p>
          </table:table-cell>
          <table:table-cell office:value-type="float" office:value="14">
            <text:p>14</text:p>
          </table:table-cell>
          <table:table-cell office:value-type="float" office:value="91665">
            <text:p>91665</text:p>
          </table:table-cell>
          <table:table-cell table:style-name="ce10" table:formula="of:=[.F21]/365.25" office:value-type="float" office:value="250.965092402464">
            <text:p>251</text:p>
          </table:table-cell>
          <table:table-cell office:value-type="float" office:value="5578.47">
            <text:p>5578.47</text:p>
          </table:table-cell>
          <table:table-cell office:value-type="string">
            <text:p>1.06 (0.63-1.80)</text:p>
          </table:table-cell>
          <table:table-cell office:value-type="string">
            <text:p>1.14 (0.67-1.93)</text:p>
          </table:table-cell>
          <table:table-cell office:value-type="string">
            <text:p>1.11 (0.65-1.88)</text:p>
          </table:table-cell>
          <table:table-cell office:value-type="string">
            <text:p>1.19 (0.69-2.04)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18-29 &amp; 67+</text:p>
          </table:table-cell>
          <table:table-cell office:value-type="float" office:value="1423">
            <text:p>1423</text:p>
          </table:table-cell>
          <table:table-cell table:style-name="ce7" table:formula="of:=([.C22]/[.C$19])*100" office:value-type="float" office:value="1.43177679173333">
            <text:p>1</text:p>
          </table:table-cell>
          <table:table-cell office:value-type="float" office:value="28">
            <text:p>28</text:p>
          </table:table-cell>
          <table:table-cell office:value-type="float" office:value="213030">
            <text:p>213030</text:p>
          </table:table-cell>
          <table:table-cell table:style-name="ce10" table:formula="of:=[.F22]/365.25" office:value-type="float" office:value="583.244353182752">
            <text:p>583</text:p>
          </table:table-cell>
          <table:table-cell office:value-type="float" office:value="4800.73">
            <text:p>4800.73</text:p>
          </table:table-cell>
          <table:table-cell office:value-type="string">
            <text:p>0.92 (0.62-1.36)</text:p>
          </table:table-cell>
          <table:table-cell office:value-type="string">
            <text:p>1.01 (0.68-1.49)</text:p>
          </table:table-cell>
          <table:table-cell office:value-type="string">
            <text:p>0.95 (0.64-1.41)</text:p>
          </table:table-cell>
          <table:table-cell office:value-type="string">
            <text:p>1.01 (0.68-1.52)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30-66 &amp; 67+</text:p>
          </table:table-cell>
          <table:table-cell office:value-type="float" office:value="25289">
            <text:p>25289</text:p>
          </table:table-cell>
          <table:table-cell table:style-name="ce7" table:formula="of:=([.C23]/[.C$19])*100" office:value-type="float" office:value="25.444977713383">
            <text:p>25</text:p>
          </table:table-cell>
          <table:table-cell office:value-type="float" office:value="537">
            <text:p>537</text:p>
          </table:table-cell>
          <table:table-cell office:value-type="float" office:value="3799692">
            <text:p>3799692</text:p>
          </table:table-cell>
          <table:table-cell table:style-name="ce10" table:formula="of:=[.F23]/365.25" office:value-type="float" office:value="10402.9897330595">
            <text:p>10403</text:p>
          </table:table-cell>
          <table:table-cell office:value-type="float" office:value="5161.98">
            <text:p>5161.98</text:p>
          </table:table-cell>
          <table:table-cell office:value-type="string">
            <text:p>1.02 (0.90-1.15)</text:p>
          </table:table-cell>
          <table:table-cell office:value-type="string">
            <text:p>1.12 (1.00-1.27)</text:p>
          </table:table-cell>
          <table:table-cell office:value-type="string">
            <text:p>1.10 (0.97-1.24)</text:p>
          </table:table-cell>
          <table:table-cell office:value-type="string">
            <text:p>1.16 (0.99-1.35)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0-17, 18-29 &amp; 67+</text:p>
          </table:table-cell>
          <table:table-cell office:value-type="float" office:value="318">
            <text:p>318</text:p>
          </table:table-cell>
          <table:table-cell table:style-name="ce7" table:formula="of:=([.C24]/[.C$19])*100" office:value-type="float" office:value="0.319961363156147">
            <text:p>0</text:p>
          </table:table-cell>
          <table:table-cell office:value-type="string">
            <text:p>redacted</text:p>
          </table:table-cell>
          <table:table-cell office:value-type="float" office:value="47732">
            <text:p>47732</text:p>
          </table:table-cell>
          <table:table-cell table:style-name="ce11" office:value-type="string">
            <text:p>redacted</text:p>
          </table:table-cell>
          <table:table-cell office:value-type="float" office:value="3060.84">
            <text:p>3060.84</text:p>
          </table:table-cell>
          <table:table-cell office:value-type="string">
            <text:p>0.51 (0.19-1.38)</text:p>
          </table:table-cell>
          <table:table-cell office:value-type="string">
            <text:p>0.52 (0.19-1.40)</text:p>
          </table:table-cell>
          <table:table-cell office:value-type="string">
            <text:p>0.48 (0.18-1.30)</text:p>
          </table:table-cell>
          <table:table-cell office:value-type="string">
            <text:p>0.51 (0.19-1.40)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0-17, 30-66 &amp; 67+</text:p>
          </table:table-cell>
          <table:table-cell office:value-type="float" office:value="13973">
            <text:p>13973</text:p>
          </table:table-cell>
          <table:table-cell table:style-name="ce7" table:formula="of:=([.C25]/[.C$19])*100" office:value-type="float" office:value="14.0591827905058">
            <text:p>14</text:p>
          </table:table-cell>
          <table:table-cell office:value-type="float" office:value="350">
            <text:p>350</text:p>
          </table:table-cell>
          <table:table-cell office:value-type="float" office:value="2095026">
            <text:p>2095026</text:p>
          </table:table-cell>
          <table:table-cell table:style-name="ce10" table:formula="of:=[.F25]/365.25" office:value-type="float" office:value="5735.86858316222">
            <text:p>5736</text:p>
          </table:table-cell>
          <table:table-cell office:value-type="float" office:value="6101.95">
            <text:p>6101.95</text:p>
          </table:table-cell>
          <table:table-cell office:value-type="string">
            <text:p>1.16 (1.01-1.33)</text:p>
          </table:table-cell>
          <table:table-cell office:value-type="string">
            <text:p>1.30 (1.13-1.49)</text:p>
          </table:table-cell>
          <table:table-cell office:value-type="string">
            <text:p>1.29 (1.12-1.48)</text:p>
          </table:table-cell>
          <table:table-cell office:value-type="string">
            <text:p>1.19 (0.95-1.49)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18-29, 30-66 &amp; 67+</text:p>
          </table:table-cell>
          <table:table-cell office:value-type="float" office:value="8605">
            <text:p>8605</text:p>
          </table:table-cell>
          <table:table-cell table:style-name="ce7" table:formula="of:=([.C26]/[.C$19])*100" office:value-type="float" office:value="8.65807399358065">
            <text:p>9</text:p>
          </table:table-cell>
          <table:table-cell office:value-type="float" office:value="241">
            <text:p>241</text:p>
          </table:table-cell>
          <table:table-cell office:value-type="float" office:value="1288133">
            <text:p>1288133</text:p>
          </table:table-cell>
          <table:table-cell table:style-name="ce10" table:formula="of:=[.F26]/365.25" office:value-type="float" office:value="3526.71594798083">
            <text:p>3527</text:p>
          </table:table-cell>
          <table:table-cell office:value-type="float" office:value="6833.55">
            <text:p>6833.55</text:p>
          </table:table-cell>
          <table:table-cell office:value-type="string">
            <text:p>1.31 (1.13-1.53)</text:p>
          </table:table-cell>
          <table:table-cell office:value-type="string">
            <text:p>1.31 (1.12-1.53)</text:p>
          </table:table-cell>
          <table:table-cell office:value-type="string">
            <text:p>1.29 (1.10-1.50)</text:p>
          </table:table-cell>
          <table:table-cell office:value-type="string">
            <text:p>1.28 (1.02-1.61)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0-17, 18-29, 30-66 &amp; 67+</text:p>
          </table:table-cell>
          <table:table-cell office:value-type="float" office:value="18864">
            <text:p>18864</text:p>
          </table:table-cell>
          <table:table-cell table:style-name="ce7" table:formula="of:=([.C27]/[.C$19])*100" office:value-type="float" office:value="18.9803495426967">
            <text:p>19</text:p>
          </table:table-cell>
          <table:table-cell office:value-type="float" office:value="524">
            <text:p>524</text:p>
          </table:table-cell>
          <table:table-cell office:value-type="float" office:value="2819284">
            <text:p>2819284</text:p>
          </table:table-cell>
          <table:table-cell table:style-name="ce10" table:formula="of:=[.F27]/365.25" office:value-type="float" office:value="7718.77891854894">
            <text:p>7719</text:p>
          </table:table-cell>
          <table:table-cell office:value-type="float" office:value="6788.64">
            <text:p>6788.64</text:p>
          </table:table-cell>
          <table:table-cell office:value-type="string">
            <text:p>1.26 (1.01-1.56)</text:p>
          </table:table-cell>
          <table:table-cell office:value-type="string">
            <text:p>1.31 (1.07-1.61)</text:p>
          </table:table-cell>
          <table:table-cell office:value-type="string">
            <text:p>1.31 (1.09-1.57)</text:p>
          </table:table-cell>
          <table:table-cell office:value-type="string">
            <text:p>1.32 (1.03-1.69)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7"/>
          <table:table-cell table:number-columns-repeated="2"/>
          <table:table-cell table:style-name="ce10"/>
          <table:table-cell table:number-columns-repeated="1017"/>
        </table:table-row>
        <table:table-row table:style-name="ro1">
          <table:table-cell office:value-type="string">
            <text:p>Broad categories:</text:p>
          </table:table-cell>
          <table:table-cell table:style-name="ce3" office:value-type="string">
            <text:p>Total 67+ year olds</text:p>
          </table:table-cell>
          <table:table-cell table:style-name="ce3" table:formula="of:=SUM([.C30:.C32])" office:value-type="float" office:value="99387">
            <text:p>99387</text:p>
          </table:table-cell>
          <table:table-cell table:style-name="ce8" office:value-type="float" office:value="100">
            <text:p>100</text:p>
          </table:table-cell>
          <table:table-cell table:style-name="ce3" table:formula="of:=SUM([.E30:.E32])" office:value-type="float" office:value="2312">
            <text:p>2312</text:p>
          </table:table-cell>
          <table:table-cell/>
          <table:table-cell table:style-name="ce12" table:formula="of:=SUM([.G30:.G32])" office:value-type="float" office:value="40809.9958932238">
            <text:p>40810</text:p>
          </table:table-cell>
          <table:table-cell table:style-name="ce13" table:formula="of:=([.E29]/[.G29])*100000" office:value-type="float" office:value="5665.27868821445">
            <text:p>5665.2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Only 67+</text:p>
          </table:table-cell>
          <table:table-cell office:value-type="float" office:value="30305">
            <text:p>30305</text:p>
          </table:table-cell>
          <table:table-cell table:style-name="ce7" table:formula="of:=([.C30]/[.C$19])*100" office:value-type="float" office:value="30.4919154416574">
            <text:p>30</text:p>
          </table:table-cell>
          <table:table-cell office:value-type="float" office:value="614">
            <text:p>614</text:p>
          </table:table-cell>
          <table:table-cell office:value-type="float" office:value="4551289">
            <text:p>4551289</text:p>
          </table:table-cell>
          <table:table-cell table:style-name="ce10" table:formula="of:=[.F30]/365.25" office:value-type="float" office:value="12460.7501711157">
            <text:p>12461</text:p>
          </table:table-cell>
          <table:table-cell office:value-type="float" office:value="4927.47">
            <text:p>4927.47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67+ &amp; 1 other gen</text:p>
          </table:table-cell>
          <table:table-cell office:value-type="float" office:value="27322">
            <text:p>27322</text:p>
          </table:table-cell>
          <table:table-cell table:style-name="ce7" table:formula="of:=([.C31]/[.C$19])*100" office:value-type="float" office:value="27.4905168684033">
            <text:p>27</text:p>
          </table:table-cell>
          <table:table-cell office:value-type="float" office:value="579">
            <text:p>579</text:p>
          </table:table-cell>
          <table:table-cell office:value-type="float" office:value="4104387">
            <text:p>4104387</text:p>
          </table:table-cell>
          <table:table-cell table:style-name="ce10" table:formula="of:=[.F31]/365.25" office:value-type="float" office:value="11237.1991786448">
            <text:p>11237</text:p>
          </table:table-cell>
          <table:table-cell office:value-type="float" office:value="5152.53">
            <text:p>5152.53</text:p>
          </table:table-cell>
          <table:table-cell office:value-type="string">
            <text:p>1.02 (0.90-1.14)</text:p>
          </table:table-cell>
          <table:table-cell office:value-type="string">
            <text:p>1.12 (0.99-1.26)</text:p>
          </table:table-cell>
          <table:table-cell office:value-type="string">
            <text:p>1.09 (0.97-1.23)</text:p>
          </table:table-cell>
          <table:table-cell office:value-type="string">
            <text:p>1.15 (0.99-1.34)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67+ &amp; &gt;1 other gen</text:p>
          </table:table-cell>
          <table:table-cell office:value-type="float" office:value="41760">
            <text:p>41760</text:p>
          </table:table-cell>
          <table:table-cell table:style-name="ce7" table:formula="of:=([.C32]/[.C$19])*100" office:value-type="float" office:value="42.0175676899393">
            <text:p>42</text:p>
          </table:table-cell>
          <table:table-cell office:value-type="float" office:value="1119">
            <text:p>1119</text:p>
          </table:table-cell>
          <table:table-cell office:value-type="float" office:value="6250175">
            <text:p>6250175</text:p>
          </table:table-cell>
          <table:table-cell table:style-name="ce10" table:formula="of:=[.F32]/365.25" office:value-type="float" office:value="17112.0465434634">
            <text:p>17112</text:p>
          </table:table-cell>
          <table:table-cell office:value-type="float" office:value="6539.25">
            <text:p>6539.25</text:p>
          </table:table-cell>
          <table:table-cell office:value-type="string">
            <text:p>1.23 (1.09-1.39)</text:p>
          </table:table-cell>
          <table:table-cell office:value-type="string">
            <text:p>1.30 (1.15-1.48)</text:p>
          </table:table-cell>
          <table:table-cell office:value-type="string">
            <text:p>1.29 (1.15-1.45)</text:p>
          </table:table-cell>
          <table:table-cell office:value-type="string">
            <text:p>1.23 (1.00-1.51)</text:p>
          </table:table-cell>
          <table:table-cell table:number-columns-repeated="101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2">22/07/2021</text:date>, <text:time>07:5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2T06:45:00.80</meta:creation-date>
    <dc:date>2021-07-22T07:54:21.99</dc:date>
    <meta:editing-duration>PT54M8S</meta:editing-duration>
    <meta:editing-cycles>5</meta:editing-cycles>
    <meta:generator>OpenOffice/4.1.10$Win32 OpenOffice.org_project/4110m2$Build-9807</meta:generator>
    <meta:document-statistic meta:table-count="3" meta:cell-count="281" meta:object-count="0"/>
  </office:meta>
</office:document-meta>
</file>